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" manifest:full-path="Pictures/2000026B00002E0200001D6BEC69E336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color="#abb2bf" style:font-name="Consolas" fo:font-size="10.5pt" fo:font-weight="normal" fo:background-color="#282c34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wrap="none"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:1</text:p>
      <text:p text:style-name="P5">TIME COMPLEXITY ANALYSIS OF SORTING ALGOR ITHMS</text:p>
      <text:p text:style-name="P2"/>
      <text:p text:style-name="P9"><text:span text:style-name="T1">(1)</text:span>BUBBLE SORT</text:p>
      <text:p text:style-name="P8"/>
      <text:p text:style-name="P2">#include&lt;iostream&gt;</text:p>
      <text:p text:style-name="P2">#include&lt;ctime&gt;</text:p>
      <text:p text:style-name="P2">#include&lt;cstdlib&gt;</text:p>
      <text:p text:style-name="P2">using namespace std;</text:p>
      <text:p text:style-name="P2"/>
      <text:p text:style-name="P2">int main()</text:p>
      <text:p text:style-name="P2">{</text:p>
      <text:p text:style-name="P2"><text:s text:c="4"/>int m=1;</text:p>
      <text:p text:style-name="P2"><text:s text:c="4"/>while(m==1){</text:p>
      <text:p text:style-name="P2"/>
      <text:p text:style-name="P2"><text:s text:c="4"/>int n;</text:p>
      <text:p text:style-name="P2"><text:s text:c="4"/>cout&lt;&lt;"Enter the no of INPUTS : ";</text:p>
      <text:p text:style-name="P2"><text:s text:c="4"/>cin&gt;&gt;n;</text:p>
      <text:p text:style-name="P2"/>
      <text:p text:style-name="P2"><text:s text:c="4"/>int arr[n];</text:p>
      <text:p text:style-name="P2"/>
      <text:p text:style-name="P2"><text:s text:c="4"/>for(int i=0;i&lt;n;i++){</text:p>
      <text:p text:style-name="P2"><text:s text:c="8"/>arr[i]=rand();</text:p>
      <text:p text:style-name="P2"><text:s text:c="4"/>}</text:p>
      <text:p text:style-name="P2"/>
      <text:p text:style-name="P2"><text:s text:c="4"/>clock_t start_time=clock();</text:p>
      <text:p text:style-name="P2"/>
      <text:p text:style-name="P2"><text:s text:c="4"/>for(int i=0 ; i&lt;n-1 ; i++){</text:p>
      <text:p text:style-name="P2"><text:s text:c="8"/>for(int j=0 ; j&lt;n-i-1 ; j++){</text:p>
      <text:p text:style-name="P2"><text:tab/><text:tab/><text:tab/>if(arr[j]&gt;arr[j+1]){</text:p>
      <text:p text:style-name="P2"><text:tab/><text:tab/><text:tab/><text:tab/>int temp=arr[j+1];</text:p>
      <text:p text:style-name="P2"><text:tab/><text:tab/><text:tab/><text:tab/>arr[j+1]=arr[j];</text:p>
      <text:p text:style-name="P2"><text:tab/><text:tab/><text:tab/><text:tab/>arr[j]=temp;</text:p>
      <text:p text:style-name="P2"><text:tab/><text:tab/><text:tab/>}</text:p>
      <text:p text:style-name="P2"><text:tab/><text:tab/>}</text:p>
      <text:p text:style-name="P2"><text:s text:c="4"/>}</text:p>
      <text:p text:style-name="P2"/>
      <text:p text:style-name="P2"><text:s text:c="4"/>clock_t end_time=clock();</text:p>
      <text:p text:style-name="P2"/>
      <text:p text:style-name="P2"><text:s text:c="4"/>cout&lt;&lt;end_time-start_time&lt;&lt;"secs"&lt;&lt;endl;</text:p>
      <text:p text:style-name="P2"/>
      <text:p text:style-name="P2"><text:s text:c="4"/>cout&lt;&lt;"Press 0 TO EXIT else press 1 :";</text:p>
      <text:p text:style-name="P2"><text:s text:c="4"/>cin&gt;&gt;m;</text:p>
      <text:p text:style-name="P2"/>
      <text:p text:style-name="P2"><text:s text:c="4"/>}</text:p>
      <text:p text:style-name="P2"><text:s text:c="4"/>return 0;</text:p>
      <text:p text:style-name="P2">}</text:p>
      <text:p text:style-name="P3"/>
      <text:p text:style-name="P3"/>
      <text:p text:style-name="P3"/>
      <text:p text:style-name="P3"/>
      <text:p text:style-name="P4"><text:soft-page-break/>OUTPUT:</text:p>
      <text:p text:style-name="P3"><draw:frame draw:style-name="fr2" draw:name="Object1" text:anchor-type="paragraph" svg:x="0.794cm" svg:y="7.052cm" svg:width="16.004cm" svg:height="8.982cm" draw:z-index="0"><draw:object xlink:href="./Object 1" xlink:type="simple" xlink:show="embed" xlink:actuate="onLoad"/><draw:image xlink:href="./ObjectReplacements/Object 1" xlink:type="simple" xlink:show="embed" xlink:actuate="onLoad"/><svg:desc>chart</svg:desc></draw:frame><draw:frame draw:style-name="fr2" draw:name="Object3" text:anchor-type="paragraph" svg:x="6.225cm" svg:y="0.415cm" svg:width="4.526cm" svg:height="6.272cm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3"/>
      <text:p text:style-name="P1">This graph is similar to standard mathematical function n^2. Hence the time complexity of bubble sort is O(n^2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/text:p>
      <text:p text:style-name="P9"><text:span text:style-name="T1">(2)</text:span>SELECTION SORT</text:p>
      <text:p text:style-name="P11"/>
      <text:p text:style-name="Standard">#include &lt;iostream&gt;</text:p>
      <text:p text:style-name="Standard">#include &lt;ctime&gt;</text:p>
      <text:p text:style-name="Standard">#include &lt;cstdlib&gt;</text:p>
      <text:p text:style-name="Standard">using namespace std;</text:p>
      <text:p text:style-name="Standard"/>
      <text:p text:style-name="Standard">void selection_sort(int arr[], int n){</text:p>
      <text:p text:style-name="Standard"><text:s text:c="4"/>for (int i = 0; i &lt; n - 1; i++){</text:p>
      <text:p text:style-name="Standard"><text:s text:c="8"/>int min = i;</text:p>
      <text:p text:style-name="Standard"><text:s text:c="8"/>for (int j = i + 1; j &lt; n; j++)</text:p>
      <text:p text:style-name="Standard"><text:s text:c="8"/>{</text:p>
      <text:p text:style-name="Standard"><text:s text:c="12"/>if (arr[j] &lt; arr[min])</text:p>
      <text:p text:style-name="Standard"><text:s text:c="12"/>{</text:p>
      <text:p text:style-name="Standard"><text:s text:c="16"/>min = j;</text:p>
      <text:p text:style-name="Standard"><text:s text:c="12"/>}</text:p>
      <text:p text:style-name="Standard"><text:s text:c="8"/>}</text:p>
      <text:p text:style-name="Standard"><text:s text:c="8"/>int temp = arr[min];</text:p>
      <text:p text:style-name="Standard"><text:s text:c="8"/>arr[min] = arr[i];</text:p>
      <text:p text:style-name="Standard"><text:s text:c="8"/>arr[i] = temp;</text:p>
      <text:p text:style-name="Standard"><text:s text:c="4"/>}</text:p>
      <text:p text:style-name="Standard">}</text:p>
      <text:p text:style-name="Standard">int main()</text:p>
      <text:p text:style-name="Standard">{</text:p>
      <text:p text:style-name="Standard"><text:s text:c="4"/>int m = 1;</text:p>
      <text:p text:style-name="Standard"><text:s text:c="4"/>while (m == 1)</text:p>
      <text:p text:style-name="Standard"><text:s text:c="4"/>{</text:p>
      <text:p text:style-name="Standard"><text:s text:c="8"/>int n;</text:p>
      <text:p text:style-name="Standard"><text:s text:c="8"/>cout &lt;&lt; "Enter the no of INPUTS : ";</text:p>
      <text:p text:style-name="Standard"><text:s text:c="8"/>cin &gt;&gt; n;</text:p>
      <text:p text:style-name="Standard"/>
      <text:p text:style-name="Standard"><text:s text:c="8"/>int arr[n];</text:p>
      <text:p text:style-name="Standard"/>
      <text:p text:style-name="Standard"><text:s text:c="8"/>for (int i = 0; i &lt; n; i++)</text:p>
      <text:p text:style-name="Standard"><text:s text:c="8"/>{</text:p>
      <text:p text:style-name="Standard"><text:s text:c="12"/>arr[i] = rand();</text:p>
      <text:p text:style-name="Standard"><text:s text:c="8"/>}</text:p>
      <text:p text:style-name="Standard"/>
      <text:p text:style-name="Standard"><text:s text:c="8"/>clock_t start_time = clock();</text:p>
      <text:p text:style-name="Standard"/>
      <text:p text:style-name="Standard"><text:s text:c="8"/>selection_sort(arr, n);</text:p>
      <text:p text:style-name="Standard"/>
      <text:p text:style-name="Standard"><text:s text:c="8"/>clock_t end_time = clock();</text:p>
      <text:p text:style-name="Standard"/>
      <text:p text:style-name="Standard"><text:s text:c="8"/>cout &lt;&lt; end_time - start_time &lt;&lt; "secs" &lt;&lt; endl;</text:p>
      <text:p text:style-name="Standard"/>
      <text:p text:style-name="Standard"><text:s text:c="8"/>//cout &lt;&lt; "Press 0 TO EXIT else press 1 :";</text:p>
      <text:p text:style-name="Standard"><text:s text:c="8"/>//cin &gt;&gt; m;</text:p>
      <text:p text:style-name="Standard"><text:s text:c="4"/>}</text:p>
      <text:p text:style-name="Standard"><text:s text:c="4"/>return 0;</text:p>
      <text:p text:style-name="Standard">}</text:p>
      <text:p text:style-name="P4"><text:soft-page-break/>OUTPUT:</text:p>
      <text:p text:style-name="P4"/>
      <text:p text:style-name="P4"><draw:frame draw:style-name="fr3" draw:name="Object2" text:anchor-type="paragraph" svg:width="4.517cm" svg:height="5.43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2" draw:name="Object4" text:anchor-type="paragraph" svg:x="0.866cm" svg:y="0.011cm" svg:width="16.011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1">This graph is similar to standard mathematical function n^2. Hence the time complexity of</text:p>
      <text:p text:style-name="P1"><text:s/>selection sort is O(n^2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</text:p>
      <text:p text:style-name="P9"><text:span text:style-name="T1">(3)</text:span>INSERTION SORT</text:p>
      <text:p text:style-name="P10"/>
      <text:p text:style-name="P2">#include &lt;iostream&gt;</text:p>
      <text:p text:style-name="P2">#include &lt;ctime&gt;</text:p>
      <text:p text:style-name="P2">#include &lt;cstdlib&gt;</text:p>
      <text:p text:style-name="P2">using namespace std;</text:p>
      <text:p text:style-name="P2"/>
      <text:p text:style-name="P2">void insertion_sort(int arr[], int n)</text:p>
      <text:p text:style-name="P2">{</text:p>
      <text:p text:style-name="P2"><text:s text:c="4"/>for (int i = 1; i &lt; n; i++){</text:p>
      <text:p text:style-name="P2"><text:s text:c="8"/>int temp = arr[i];</text:p>
      <text:p text:style-name="P2"><text:s text:c="8"/>int j = i - 1;</text:p>
      <text:p text:style-name="P2"><text:s text:c="8"/>while (j &gt;= 0 &amp;&amp; arr[j] &gt; temp)</text:p>
      <text:p text:style-name="P2"><text:s text:c="8"/>{</text:p>
      <text:p text:style-name="P2"><text:s text:c="12"/>arr[j + 1] = arr[j];</text:p>
      <text:p text:style-name="P2"><text:s text:c="12"/>j--;</text:p>
      <text:p text:style-name="P2"><text:s text:c="8"/>}</text:p>
      <text:p text:style-name="P2"><text:s text:c="8"/>arr[j + 1] = temp;</text:p>
      <text:p text:style-name="P2"/>
      <text:p text:style-name="P2"><text:s text:c="4"/>}</text:p>
      <text:p text:style-name="P2">}</text:p>
      <text:p text:style-name="P2"/>
      <text:p text:style-name="P2">int main()</text:p>
      <text:p text:style-name="P2">{</text:p>
      <text:p text:style-name="P2"><text:s text:c="4"/>int m = 1;</text:p>
      <text:p text:style-name="P2"><text:s text:c="4"/>while (m == 1)</text:p>
      <text:p text:style-name="P2"><text:s text:c="4"/>{</text:p>
      <text:p text:style-name="P2"><text:s text:c="8"/>int n;</text:p>
      <text:p text:style-name="P2"><text:s text:c="8"/>cout &lt;&lt; "Enter the no of INPUTS : ";</text:p>
      <text:p text:style-name="P2"><text:s text:c="8"/>cin &gt;&gt; n;</text:p>
      <text:p text:style-name="P2"/>
      <text:p text:style-name="P2"><text:s text:c="8"/>int arr[n];</text:p>
      <text:p text:style-name="P2"/>
      <text:p text:style-name="P2"><text:s text:c="8"/>for (int i = 0; i &lt; n; i++)</text:p>
      <text:p text:style-name="P2"><text:s text:c="8"/>{</text:p>
      <text:p text:style-name="P2"><text:s text:c="12"/>arr[i] = rand();</text:p>
      <text:p text:style-name="P2"><text:s text:c="8"/>}</text:p>
      <text:p text:style-name="P2"/>
      <text:p text:style-name="P2"><text:s text:c="8"/>clock_t start_time = clock();</text:p>
      <text:p text:style-name="P2"/>
      <text:p text:style-name="P2"><text:s text:c="8"/>insertion_sort(arr, n);</text:p>
      <text:p text:style-name="P2"/>
      <text:p text:style-name="P2"><text:s text:c="8"/>clock_t end_time = clock();</text:p>
      <text:p text:style-name="P2"/>
      <text:p text:style-name="P2"><text:s text:c="8"/>cout &lt;&lt; end_time - start_time &lt;&lt; "secs" &lt;&lt; endl;</text:p>
      <text:p text:style-name="P2"/>
      <text:p text:style-name="P2"><text:s text:c="8"/>//cout &lt;&lt; "Press 0 TO EXIT else press 1 :";</text:p>
      <text:p text:style-name="P2"><text:s text:c="8"/>//cin &gt;&gt; m;</text:p>
      <text:p text:style-name="P2"><text:s text:c="4"/>}</text:p>
      <text:p text:style-name="P2"><text:s text:c="4"/>return 0;</text:p>
      <text:p text:style-name="P2">}</text:p>
      <text:p text:style-name="P2"><text:soft-page-break/></text:p>
      <text:p text:style-name="P4">OUTPUT:</text:p>
      <text:p text:style-name="P4"/>
      <text:p text:style-name="P3"><draw:frame draw:style-name="fr4" draw:name="Object5" text:anchor-type="paragraph" svg:x="6.251cm" svg:y="0.476cm" svg:width="4.526cm" svg:height="5.50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/>
      <text:p text:style-name="P3"/>
      <text:p text:style-name="P3"><draw:frame draw:style-name="fr5" draw:name="Object6" text:anchor-type="paragraph" svg:width="16.011cm" svg:height="9.00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This graph is similar to standard mathematical function n^2. Hence the time complexity of</text:p>
      <text:p text:style-name="P1"><text:s/>insesrtion sort is O(n^2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/>
      <text:p text:style-name="P9"><text:span text:style-name="T1">(4)</text:span>QUICK SORT</text:p>
      <text:p text:style-name="P2">#include &lt;bits/stdc++.h&gt;</text:p>
      <text:p text:style-name="P2">using namespace std;</text:p>
      <text:p text:style-name="P2"/>
      <text:p text:style-name="P2">int part(int arr[], int low, int high)</text:p>
      <text:p text:style-name="P2">{</text:p>
      <text:p text:style-name="P2"><text:s text:c="4"/>int left = low;</text:p>
      <text:p text:style-name="P2"><text:s text:c="4"/>int right = high;</text:p>
      <text:p text:style-name="P2"><text:s text:c="4"/>int pivot = arr[low];</text:p>
      <text:p text:style-name="P2"><text:s text:c="4"/>while (left &lt; right)</text:p>
      <text:p text:style-name="P2"><text:s text:c="4"/>{</text:p>
      <text:p text:style-name="P2"><text:s text:c="8"/>while (arr[left] &lt;= pivot)</text:p>
      <text:p text:style-name="P2"><text:s text:c="12"/>left++;</text:p>
      <text:p text:style-name="P2"><text:s text:c="8"/>while (arr[right] &gt; pivot)</text:p>
      <text:p text:style-name="P2"><text:s text:c="12"/>right--;</text:p>
      <text:p text:style-name="P2"><text:s text:c="8"/>if (left &lt; right)</text:p>
      <text:p text:style-name="P2"><text:s text:c="12"/>swap(arr[left], arr[right]);</text:p>
      <text:p text:style-name="P2"><text:s text:c="4"/>}</text:p>
      <text:p text:style-name="P2"><text:s text:c="4"/>arr[low] = arr[right];</text:p>
      <text:p text:style-name="P2"><text:s text:c="4"/>arr[right] = pivot;</text:p>
      <text:p text:style-name="P2"><text:s text:c="4"/>return right;</text:p>
      <text:p text:style-name="P2">}</text:p>
      <text:p text:style-name="P2"/>
      <text:p text:style-name="P2">void quick_sort(int arr[], int low, int high)</text:p>
      <text:p text:style-name="P2">{</text:p>
      <text:p text:style-name="P2"><text:s text:c="4"/>if (low &lt; high)</text:p>
      <text:p text:style-name="P2"><text:s text:c="4"/>{</text:p>
      <text:p text:style-name="P2"><text:s text:c="8"/>int pivot = part(arr, low, high);</text:p>
      <text:p text:style-name="P2"><text:s text:c="8"/>quick_sort(arr, low, pivot - 1);</text:p>
      <text:p text:style-name="P2"><text:s text:c="8"/>quick_sort(arr, pivot + 1, high);</text:p>
      <text:p text:style-name="P2"><text:s text:c="4"/>}</text:p>
      <text:p text:style-name="P2">}</text:p>
      <text:p text:style-name="P2"/>
      <text:p text:style-name="P2">int main()</text:p>
      <text:p text:style-name="P2">{</text:p>
      <text:p text:style-name="P2"><text:s text:c="4"/>int m = 1;</text:p>
      <text:p text:style-name="P2"><text:s text:c="4"/>while (m == 1)</text:p>
      <text:p text:style-name="P2"><text:s text:c="4"/>{</text:p>
      <text:p text:style-name="P2"/>
      <text:p text:style-name="P2"><text:s text:c="8"/>int n;</text:p>
      <text:p text:style-name="P2"><text:s text:c="8"/>cout &lt;&lt; "Enter the no of INPUTS : ";</text:p>
      <text:p text:style-name="P2"><text:s text:c="8"/>cin &gt;&gt; n;</text:p>
      <text:p text:style-name="P2"/>
      <text:p text:style-name="P2"><text:s text:c="8"/>int arr[n];</text:p>
      <text:p text:style-name="P2"/>
      <text:p text:style-name="P2"><text:s text:c="8"/>for (int i = 0; i &lt; n; i++)</text:p>
      <text:p text:style-name="P2"><text:s text:c="8"/>{</text:p>
      <text:p text:style-name="P2"><text:s text:c="12"/>arr[i] = rand();</text:p>
      <text:p text:style-name="P2"><text:s text:c="8"/>}</text:p>
      <text:p text:style-name="P2"/>
      <text:p text:style-name="P2"><text:soft-page-break/><text:s text:c="8"/>int low=0,high=n-1;</text:p>
      <text:p text:style-name="P2"/>
      <text:p text:style-name="P2"><text:s text:c="8"/>clock_t start_time = clock();</text:p>
      <text:p text:style-name="P2"/>
      <text:p text:style-name="P2"><text:s text:c="8"/>quick_sort(arr, low, high);</text:p>
      <text:p text:style-name="P2"/>
      <text:p text:style-name="P2"><text:s text:c="8"/>clock_t end_time = clock();</text:p>
      <text:p text:style-name="P2"/>
      <text:p text:style-name="P2"><text:s text:c="8"/>cout &lt;&lt; end_time - start_time &lt;&lt; "secs" &lt;&lt; endl;</text:p>
      <text:p text:style-name="P2"/>
      <text:p text:style-name="P2"><text:s text:c="8"/>//cout &lt;&lt; "Press 0 TO EXIT else press 1 :";</text:p>
      <text:p text:style-name="P2"><text:s text:c="8"/>//cin &gt;&gt; m;</text:p>
      <text:p text:style-name="P2"><text:s text:c="4"/>}</text:p>
      <text:p text:style-name="P2"><text:s text:c="4"/>return 0;</text:p>
      <text:p text:style-name="P2">}</text:p>
      <text:p text:style-name="P4">OUTPUT:</text:p>
      <text:p text:style-name="P14"><draw:frame draw:style-name="fr2" draw:name="Object8" text:anchor-type="paragraph" svg:x="0.919cm" svg:y="6.205cm" svg:width="15.653cm" svg:height="9.562cm" draw:z-index="6"><draw:object xlink:href="./Object 8" xlink:type="simple" xlink:show="embed" xlink:actuate="onLoad"/><draw:image xlink:href="./ObjectReplacements/Object 8" xlink:type="simple" xlink:show="embed" xlink:actuate="onLoad"/></draw:frame><draw:frame draw:style-name="fr2" draw:name="Object7" text:anchor-type="paragraph" svg:x="6.401cm" svg:y="0.318cm" svg:width="4.517cm" svg:height="5.433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1">This graph is similar to standard mathematical function nlogn. Hence the time complexity of</text:p>
      <text:p text:style-name="P1"><text:s/>merge sort is O(nlogn)</text:p>
      <text:p text:style-name="P13"><text:soft-page-break/></text:p>
      <text:p text:style-name="P13"/>
      <text:p text:style-name="P9"><text:span text:style-name="T1">(5)</text:span>MERGE SORT</text:p>
      <text:p text:style-name="P2">#include &lt;iostream&gt;</text:p>
      <text:p text:style-name="P2">#include &lt;ctime&gt;</text:p>
      <text:p text:style-name="P2">#include &lt;cstdlib&gt;</text:p>
      <text:p text:style-name="P2"/>
      <text:p text:style-name="P2">using namespace std;</text:p>
      <text:p text:style-name="P2"/>
      <text:p text:style-name="P2">void merge(int arr[],int lb, int mid, int ub){</text:p>
      <text:p text:style-name="P2"><text:tab/>int i=lb,j=mid+1,k=lb;</text:p>
      <text:p text:style-name="P2"><text:tab/>int b[ub];</text:p>
      <text:p text:style-name="P2"><text:tab/>while(i&lt;=mid &amp;&amp; j&lt;=ub){</text:p>
      <text:p text:style-name="P2"><text:tab/><text:tab/>if(arr[i]&lt;=arr[j]){</text:p>
      <text:p text:style-name="P2"><text:tab/><text:tab/><text:tab/>b[k]=arr[i];</text:p>
      <text:p text:style-name="P2"><text:tab/><text:tab/> <text:s text:c="3"/>i++;</text:p>
      <text:p text:style-name="P2"><text:tab/><text:tab/>}</text:p>
      <text:p text:style-name="P2"><text:tab/><text:tab/>else{</text:p>
      <text:p text:style-name="P2"><text:tab/><text:tab/><text:tab/>b[k]=arr[j];</text:p>
      <text:p text:style-name="P2"><text:tab/><text:tab/><text:tab/>j++;</text:p>
      <text:p text:style-name="P2"><text:tab/><text:tab/>}</text:p>
      <text:p text:style-name="P2"><text:tab/><text:tab/>k++;</text:p>
      <text:p text:style-name="P2"><text:tab/>}</text:p>
      <text:p text:style-name="P2"><text:tab/>if(i&gt;mid){</text:p>
      <text:p text:style-name="P2"><text:tab/><text:tab/>while(j&lt;=ub){</text:p>
      <text:p text:style-name="P2"><text:tab/><text:tab/><text:tab/>b[k]=arr[j];</text:p>
      <text:p text:style-name="P2"><text:tab/><text:tab/><text:tab/>j++;</text:p>
      <text:p text:style-name="P2"><text:tab/><text:tab/><text:tab/>k++;</text:p>
      <text:p text:style-name="P2"><text:tab/><text:tab/>}</text:p>
      <text:p text:style-name="P2"><text:tab/>}</text:p>
      <text:p text:style-name="P2"><text:tab/>else{</text:p>
      <text:p text:style-name="P2"><text:tab/><text:tab/>while(i&lt;=mid){</text:p>
      <text:p text:style-name="P2"><text:tab/><text:tab/><text:tab/>b[k]=arr[i];</text:p>
      <text:p text:style-name="P2"><text:tab/><text:tab/><text:tab/>i++;</text:p>
      <text:p text:style-name="P2"><text:tab/><text:tab/><text:tab/>k++;</text:p>
      <text:p text:style-name="P2"><text:tab/><text:tab/>}</text:p>
      <text:p text:style-name="P2"><text:tab/>}</text:p>
      <text:p text:style-name="P2"><text:tab/>for(k=lb;k&lt;=ub;k++){</text:p>
      <text:p text:style-name="P2"><text:tab/><text:tab/>arr[k]=b[k];</text:p>
      <text:p text:style-name="P2"><text:tab/>}</text:p>
      <text:p text:style-name="P2">}</text:p>
      <text:p text:style-name="P2"/>
      <text:p text:style-name="P2">void merge_sort(int arr[],int lb,int ub){</text:p>
      <text:p text:style-name="P2"><text:tab/>if(lb&lt;ub){</text:p>
      <text:p text:style-name="P2"><text:tab/><text:tab/>int mid=(lb+ub)/2;</text:p>
      <text:p text:style-name="P2"><text:tab/><text:tab/>merge_sort(arr,lb,mid);</text:p>
      <text:p text:style-name="P2"><text:tab/><text:tab/>merge_sort(arr,mid+1,ub);</text:p>
      <text:p text:style-name="P2"><text:tab/><text:tab/>merge(arr,lb,mid,ub);</text:p>
      <text:p text:style-name="P2"><text:tab/>}</text:p>
      <text:p text:style-name="P2">}</text:p>
      <text:p text:style-name="P2"/>
      <text:p text:style-name="P2"/>
      <text:p text:style-name="P2"><text:soft-page-break/></text:p>
      <text:p text:style-name="P2">int main()</text:p>
      <text:p text:style-name="P2">{</text:p>
      <text:p text:style-name="P2"><text:s text:c="4"/>int m = 1;</text:p>
      <text:p text:style-name="P2"/>
      <text:p text:style-name="P2"><text:s text:c="4"/>while (m == 1)</text:p>
      <text:p text:style-name="P2"><text:s text:c="4"/>{</text:p>
      <text:p text:style-name="P2"><text:s text:c="8"/>int n;</text:p>
      <text:p text:style-name="P2"><text:s text:c="8"/>cout &lt;&lt; "Enter the no of INPUTS : ";</text:p>
      <text:p text:style-name="P2"><text:s text:c="8"/>cin &gt;&gt; n;</text:p>
      <text:p text:style-name="P2"/>
      <text:p text:style-name="P2"><text:s text:c="8"/>int arr[n];</text:p>
      <text:p text:style-name="P2"/>
      <text:p text:style-name="P2"><text:s text:c="8"/>for (int i = 0; i &lt; n; i++)</text:p>
      <text:p text:style-name="P2"><text:s text:c="8"/>{</text:p>
      <text:p text:style-name="P2"><text:s text:c="12"/>arr[i] = rand();</text:p>
      <text:p text:style-name="P2"><text:s text:c="8"/>}</text:p>
      <text:p text:style-name="P2"/>
      <text:p text:style-name="P2"><text:s text:c="8"/>int lb=0,ub=n-1;</text:p>
      <text:p text:style-name="P2"><text:s text:c="8"/>clock_t start_time = clock();</text:p>
      <text:p text:style-name="P2"/>
      <text:p text:style-name="P2"><text:s text:c="8"/>merge_sort(arr,lb,ub);</text:p>
      <text:p text:style-name="P2"/>
      <text:p text:style-name="P2"><text:s text:c="8"/>clock_t end_time = clock();</text:p>
      <text:p text:style-name="P2"/>
      <text:p text:style-name="P2"><text:s text:c="8"/>cout &lt;&lt; end_time - start_time &lt;&lt; " mili secs" &lt;&lt; endl;</text:p>
      <text:p text:style-name="P2"/>
      <text:p text:style-name="P2"><text:s text:c="8"/>cout &lt;&lt; "Press 0 TO EXIT else press 1 :";</text:p>
      <text:p text:style-name="P2"><text:s text:c="8"/>cin &gt;&gt; m;</text:p>
      <text:p text:style-name="P2"><text:s text:c="4"/>}</text:p>
      <text:p text:style-name="P2"/>
      <text:p text:style-name="P2"><text:s text:c="4"/>return 0;</text:p>
      <text:p text:style-name="P2">}</text:p>
      <text:p text:style-name="P5"/>
      <text:p text:style-name="P5"/>
      <text:p text:style-name="P5">OUTPUT:</text:p>
      <text:p text:style-name="P7"/>
      <text:p text:style-name="P6"><draw:frame draw:style-name="fr3" draw:name="Object9" text:anchor-type="paragraph" svg:width="5.001cm" svg:height="6.775cm" draw:z-index="7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12"><text:soft-page-break/>Time complexity analysis of merge sort</text:p>
      <text:p text:style-name="P12"/>
      <text:p text:style-name="P12"><draw:frame draw:style-name="fr6" draw:name="Object10" text:anchor-type="paragraph" svg:y="0cm" svg:width="16.004cm" svg:height="8.982cm" draw:z-index="8"><draw:object xlink:href="./Object 10" xlink:type="simple" xlink:show="embed" xlink:actuate="onLoad"/><draw:image xlink:href="./ObjectReplacements/Object 10" xlink:type="simple" xlink:show="embed" xlink:actuate="onLoad"/><svg:desc>chart</svg:desc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This graph is similar to standard mathematical function nlogn. Hence the time complexity of</text:p>
      <text:p text:style-name="P1"><text:s/>merge sort is O(nlogn).</text:p>
      <text:p text:style-name="P1"/>
      <text:p text:style-name="P1"><draw:frame draw:style-name="fr1" draw:name="graphics1" text:anchor-type="paragraph" svg:x="2.321cm" svg:y="0.095cm" svg:width="11.777cm" svg:height="7.532cm" draw:z-index="9"><draw:image xlink:href="Pictures/2000026B00002E0200001D6BEC69E336.svm" xlink:type="simple" xlink:show="embed" xlink:actuate="onLoad"/></draw:frame></text:p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vendra Yadav</meta:initial-creator>
    <meta:creation-date>2023-01-18T22:27:55.85</meta:creation-date>
    <dc:date>2023-01-18T23:27:22.65</dc:date>
    <dc:creator>Devendra Yadav</dc:creator>
    <meta:editing-duration>PT57M22S</meta:editing-duration>
    <meta:editing-cycles>3</meta:editing-cycles>
    <meta:generator>OpenOffice/4.1.13$Win32 OpenOffice.org_project/4113m1$Build-9810</meta:generator>
    <meta:document-statistic meta:table-count="0" meta:image-count="1" meta:object-count="10" meta:page-count="11" meta:paragraph-count="253" meta:word-count="778" meta:character-count="51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1cm" xlink:href="." xlink:type="simple" chart:class="chart:scatter" chart:style-name="ch1">
        <chart:title svg:x="3.912cm" svg:y="0.268cm" chart:style-name="ch2">
          <text:p>Time Complexity Analysis Of Bubble Sort</text:p>
        </chart:title>
        <chart:legend chart:legend-position="end" svg:x="13.74cm" svg:y="4.178cm" style:legend-expansion="high" chart:style-name="ch3"/>
        <chart:plot-area chart:style-name="ch4" chart:data-source-has-labels="both" svg:x="1.358cm" svg:y="1.631cm" svg:width="11.742cm" svg:height="6.163cm">
          <chartooo:coordinate-region svg:x="2.165cm" svg:y="1.844cm" svg:width="10.471cm" svg:height="5.277cm"/>
          <chart:axis chart:dimension="x" chart:name="primary-x" chart:style-name="ch5" chartooo:axis-type="auto">
            <chart:title svg:x="6.484cm" svg:y="7.974cm" chart:style-name="ch6">
              <text:p>input size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5.47cm" chart:style-name="ch7">
              <text:p>time (ms)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297">
                <text:p>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1cm" xlink:href="." xlink:type="simple" chart:class="chart:scatter" chart:style-name="ch1">
        <chart:legend chart:legend-position="end" svg:x="13.151cm" svg:y="4.178cm" style:legend-expansion="high" chart:style-name="ch2"/>
        <chart:plot-area chart:style-name="ch3" chart:data-source-has-labels="both" svg:x="1.301cm" svg:y="0.877cm" svg:width="11.151cm" svg:height="6.944cm">
          <chartooo:coordinate-region svg:x="2.108cm" svg:y="1.09cm" svg:width="9.787cm" svg:height="6.058cm"/>
          <chart:axis chart:dimension="x" chart:name="primary-x" chart:style-name="ch4" chartooo:axis-type="auto">
            <chart:title svg:x="5.893cm" svg:y="8.001cm" chart:style-name="ch5">
              <text:p>input size (n)</text:p>
            </chart:title>
            <chart:categories table:cell-range-address="local-table.$A$2:.$A$14"/>
          </chart:axis>
          <chart:axis chart:dimension="y" chart:name="primary-y" chart:style-name="ch4">
            <chart:title svg:x="0.394cm" svg:y="5.531cm" chart:style-name="ch6">
              <text:p>time in ms [n(t)]</text:p>
            </chart:title>
            <chart:grid chart:style-name="ch7" chart:class="major"/>
          </chart:axis>
          <chart:series chart:style-name="ch8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">
                <text:p>6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">
                <text:p>8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0">
                <text:p>12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0">
                <text:p>140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">
                <text:p>200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0">
                <text:p>220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0">
                <text:p>2400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0">
                <text:p>260000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row table:style-name="ro1">
          <table:table-cell table:style-name="ce1" office:value-type="string">
            <text:p>input size</text:p>
          </table:table-cell>
          <table:table-cell table:style-name="ce1" office:value-type="string">
            <text:p>time(ms)</text:p>
          </table:table-cell>
        </table:table-row>
        <table:table-row table:style-name="ro2">
          <table:table-cell table:style-name="ce2" office:value-type="string">
            <text:p>n</text:p>
          </table:table-cell>
          <table:table-cell office:value-type="string">
            <text:p><text:span text:style-name="T1">n(t)</text:span> 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297">
            <text:p>297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8">18/01/2023</text:date>, <text:time>23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26">
          <table:table-cell table:number-columns-repeated="2"/>
        </table:table-row>
        <table:table-row table:style-name="ro1">
          <table:table-cell table:style-name="ce1" office:value-type="string">
            <text:p>input size</text:p>
          </table:table-cell>
          <table:table-cell table:style-name="ce1" office:value-type="string">
            <text:p>time(ms)</text:p>
          </table:table-cell>
        </table:table-row>
        <table:table-row table:style-name="ro1">
          <table:table-cell table:style-name="ce2" office:value-type="float" office:value="10000">
            <text:p>10000</text:p>
          </table:table-cell>
          <table:table-cell table:style-name="ce2" office:value-type="float" office:value="85">
            <text:p>85</text:p>
          </table:table-cell>
        </table:table-row>
        <table:table-row table:style-name="ro1">
          <table:table-cell table:style-name="ce2" office:value-type="float" office:value="20000">
            <text:p>20000</text:p>
          </table:table-cell>
          <table:table-cell table:style-name="ce2" office:value-type="float" office:value="349">
            <text:p>349</text:p>
          </table:table-cell>
        </table:table-row>
        <table:table-row table:style-name="ro1">
          <table:table-cell table:style-name="ce2" office:value-type="float" office:value="30000">
            <text:p>30000</text:p>
          </table:table-cell>
          <table:table-cell table:style-name="ce2" office:value-type="float" office:value="785">
            <text:p>785</text:p>
          </table:table-cell>
        </table:table-row>
        <table:table-row table:style-name="ro1">
          <table:table-cell table:style-name="ce2" office:value-type="float" office:value="40000">
            <text:p>40000</text:p>
          </table:table-cell>
          <table:table-cell table:style-name="ce2" office:value-type="float" office:value="1412">
            <text:p>1412</text:p>
          </table:table-cell>
        </table:table-row>
        <table:table-row table:style-name="ro1">
          <table:table-cell table:style-name="ce2" office:value-type="float" office:value="50000">
            <text:p>50000</text:p>
          </table:table-cell>
          <table:table-cell table:style-name="ce2" office:value-type="float" office:value="2222">
            <text:p>2222</text:p>
          </table:table-cell>
        </table:table-row>
        <table:table-row table:style-name="ro1">
          <table:table-cell table:style-name="ce2" office:value-type="float" office:value="60000">
            <text:p>60000</text:p>
          </table:table-cell>
          <table:table-cell table:style-name="ce2" office:value-type="float" office:value="3203">
            <text:p>3203</text:p>
          </table:table-cell>
        </table:table-row>
        <table:table-row table:style-name="ro1">
          <table:table-cell table:style-name="ce2" office:value-type="float" office:value="70000">
            <text:p>70000</text:p>
          </table:table-cell>
          <table:table-cell table:style-name="ce2" office:value-type="float" office:value="4338">
            <text:p>4338</text:p>
          </table:table-cell>
        </table:table-row>
        <table:table-row table:style-name="ro1">
          <table:table-cell table:style-name="ce2" office:value-type="float" office:value="80000">
            <text:p>80000</text:p>
          </table:table-cell>
          <table:table-cell table:style-name="ce2" office:value-type="float" office:value="5723">
            <text:p>5723</text:p>
          </table:table-cell>
        </table:table-row>
        <table:table-row table:style-name="ro1">
          <table:table-cell table:style-name="ce2" office:value-type="float" office:value="90000">
            <text:p>90000</text:p>
          </table:table-cell>
          <table:table-cell table:style-name="ce2" office:value-type="float" office:value="7325">
            <text:p>7325</text:p>
          </table:table-cell>
        </table:table-row>
        <table:table-row table:style-name="ro1">
          <table:table-cell table:style-name="ce2" office:value-type="float" office:value="100000">
            <text:p>100000</text:p>
          </table:table-cell>
          <table:table-cell table:style-name="ce2" office:value-type="float" office:value="8986">
            <text:p>8986</text:p>
          </table:table-cell>
        </table:table-row>
        <table:table-row table:style-name="ro1" table:number-rows-repeated="104853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₹ </number:text>
      <number:number number:decimal-places="0" number:min-integer-digits="1" number:grouping="true"/>
    </number:number-style>
    <number:number-style style:name="N108">
      <number:text>₹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0" number:min-integer-digits="1" number:grouping="true"/>
    </number:number-style>
    <number:number-style style:name="N109">
      <style:text-properties fo:color="#ff0000"/>
      <number:text>₹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₹ </number:text>
      <number:number number:decimal-places="2" number:min-integer-digits="1" number:grouping="true"/>
    </number:number-style>
    <number:number-style style:name="N111">
      <number:text>₹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2" number:min-integer-digits="1" number:grouping="true"/>
    </number:number-style>
    <number:number-style style:name="N112">
      <style:text-properties fo:color="#ff0000"/>
      <number:text>₹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₹ </number:text>
      <number:number number:decimal-places="0" number:min-integer-digits="1" number:grouping="true"/>
      <number:text> </number:text>
    </number:number-style>
    <number:number-style style:name="N124P1" style:volatile="true">
      <number:text> ₹ -</number:text>
      <number:number number:decimal-places="0" number:min-integer-digits="1" number:grouping="true"/>
      <number:text> </number:text>
    </number:number-style>
    <number:number-style style:name="N124P2" style:volatile="true">
      <number:text> ₹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₹ </number:text>
      <number:number number:decimal-places="2" number:min-integer-digits="1" number:grouping="true"/>
      <number:text> </number:text>
    </number:number-style>
    <number:number-style style:name="N132P1" style:volatile="true">
      <number:text> ₹ -</number:text>
      <number:number number:decimal-places="2" number:min-integer-digits="1" number:grouping="true"/>
      <number:text> </number:text>
    </number:number-style>
    <number:number-style style:name="N132P2" style:volatile="true">
      <number:text> ₹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8">18/01/2023</text:date>, <text:time>23:2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9cm" xlink:href="." xlink:type="simple" chart:class="chart:scatter" chart:style-name="ch1">
        <chart:title svg:x="6.572cm" svg:y="0.315cm" chart:style-name="ch2">
          <text:p>Selection Sort</text:p>
        </chart:title>
        <chart:legend chart:legend-position="end" svg:x="13.158cm" svg:y="4.187cm" style:legend-expansion="high" chart:style-name="ch3"/>
        <chart:plot-area chart:style-name="ch4" chart:data-source-has-labels="both" svg:x="1.358cm" svg:y="1.631cm" svg:width="11.16cm" svg:height="6.181cm">
          <chartooo:coordinate-region svg:x="2.535cm" svg:y="1.843cm" svg:width="9.426cm" svg:height="5.296cm"/>
          <chart:axis chart:dimension="x" chart:name="primary-x" chart:style-name="ch5" chartooo:axis-type="auto">
            <chart:title svg:x="6.18cm" svg:y="7.992cm" chart:style-name="ch6">
              <text:p>Input Size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598cm" chart:style-name="ch7">
              <text:p>Time in m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8986">
                <text:p>89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73">
          <table:table-cell table:number-columns-repeated="2"/>
        </table:table-row>
        <table:table-row table:style-name="ro1">
          <table:table-cell table:style-name="ce1" office:value-type="string">
            <text:p>input size</text:p>
          </table:table-cell>
          <table:table-cell table:style-name="ce1" office:value-type="string">
            <text:p>time(ms)</text:p>
          </table:table-cell>
        </table:table-row>
        <table:table-row table:style-name="ro1">
          <table:table-cell table:style-name="ce2" office:value-type="float" office:value="10000">
            <text:p>10000</text:p>
          </table:table-cell>
          <table:table-cell table:style-name="ce2" office:value-type="float" office:value="41">
            <text:p>41</text:p>
          </table:table-cell>
        </table:table-row>
        <table:table-row table:style-name="ro1">
          <table:table-cell table:style-name="ce2" office:value-type="float" office:value="20000">
            <text:p>20000</text:p>
          </table:table-cell>
          <table:table-cell table:style-name="ce2" office:value-type="float" office:value="204">
            <text:p>204</text:p>
          </table:table-cell>
        </table:table-row>
        <table:table-row table:style-name="ro1">
          <table:table-cell table:style-name="ce2" office:value-type="float" office:value="30000">
            <text:p>30000</text:p>
          </table:table-cell>
          <table:table-cell table:style-name="ce2" office:value-type="float" office:value="544">
            <text:p>544</text:p>
          </table:table-cell>
        </table:table-row>
        <table:table-row table:style-name="ro1">
          <table:table-cell table:style-name="ce2" office:value-type="float" office:value="40000">
            <text:p>40000</text:p>
          </table:table-cell>
          <table:table-cell table:style-name="ce2" office:value-type="float" office:value="881">
            <text:p>881</text:p>
          </table:table-cell>
        </table:table-row>
        <table:table-row table:style-name="ro1">
          <table:table-cell table:style-name="ce2" office:value-type="float" office:value="50000">
            <text:p>50000</text:p>
          </table:table-cell>
          <table:table-cell table:style-name="ce2" office:value-type="float" office:value="1407">
            <text:p>1407</text:p>
          </table:table-cell>
        </table:table-row>
        <table:table-row table:style-name="ro1">
          <table:table-cell table:style-name="ce2" office:value-type="float" office:value="60000">
            <text:p>60000</text:p>
          </table:table-cell>
          <table:table-cell table:style-name="ce2" office:value-type="float" office:value="2017">
            <text:p>2017</text:p>
          </table:table-cell>
        </table:table-row>
        <table:table-row table:style-name="ro1">
          <table:table-cell table:style-name="ce2" office:value-type="float" office:value="70000">
            <text:p>70000</text:p>
          </table:table-cell>
          <table:table-cell table:style-name="ce2" office:value-type="float" office:value="2731">
            <text:p>2731</text:p>
          </table:table-cell>
        </table:table-row>
        <table:table-row table:style-name="ro1">
          <table:table-cell table:style-name="ce2" office:value-type="float" office:value="80000">
            <text:p>80000</text:p>
          </table:table-cell>
          <table:table-cell table:style-name="ce2" office:value-type="float" office:value="3574">
            <text:p>3574</text:p>
          </table:table-cell>
        </table:table-row>
        <table:table-row table:style-name="ro1">
          <table:table-cell table:style-name="ce2" office:value-type="float" office:value="90000">
            <text:p>90000</text:p>
          </table:table-cell>
          <table:table-cell table:style-name="ce2" office:value-type="float" office:value="4524">
            <text:p>4524</text:p>
          </table:table-cell>
        </table:table-row>
        <table:table-row table:style-name="ro1">
          <table:table-cell table:style-name="ce2" office:value-type="float" office:value="100000">
            <text:p>100000</text:p>
          </table:table-cell>
          <table:table-cell table:style-name="ce2" office:value-type="float" office:value="5616">
            <text:p>5616</text:p>
          </table:table-cell>
        </table:table-row>
        <table:table-row table:style-name="ro1" table:number-rows-repeated="1048491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₹ </number:text>
      <number:number number:decimal-places="0" number:min-integer-digits="1" number:grouping="true"/>
    </number:number-style>
    <number:number-style style:name="N108">
      <number:text>₹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0" number:min-integer-digits="1" number:grouping="true"/>
    </number:number-style>
    <number:number-style style:name="N109">
      <style:text-properties fo:color="#ff0000"/>
      <number:text>₹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₹ </number:text>
      <number:number number:decimal-places="2" number:min-integer-digits="1" number:grouping="true"/>
    </number:number-style>
    <number:number-style style:name="N111">
      <number:text>₹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2" number:min-integer-digits="1" number:grouping="true"/>
    </number:number-style>
    <number:number-style style:name="N112">
      <style:text-properties fo:color="#ff0000"/>
      <number:text>₹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₹ </number:text>
      <number:number number:decimal-places="0" number:min-integer-digits="1" number:grouping="true"/>
      <number:text> </number:text>
    </number:number-style>
    <number:number-style style:name="N124P1" style:volatile="true">
      <number:text> ₹ -</number:text>
      <number:number number:decimal-places="0" number:min-integer-digits="1" number:grouping="true"/>
      <number:text> </number:text>
    </number:number-style>
    <number:number-style style:name="N124P2" style:volatile="true">
      <number:text> ₹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₹ </number:text>
      <number:number number:decimal-places="2" number:min-integer-digits="1" number:grouping="true"/>
      <number:text> </number:text>
    </number:number-style>
    <number:number-style style:name="N132P1" style:volatile="true">
      <number:text> ₹ -</number:text>
      <number:number number:decimal-places="2" number:min-integer-digits="1" number:grouping="true"/>
      <number:text> </number:text>
    </number:number-style>
    <number:number-style style:name="N132P2" style:volatile="true">
      <number:text> ₹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8">18/01/2023</text:date>, <text:time>23:2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cm" xlink:href="." xlink:type="simple" chart:class="chart:scatter" chart:style-name="ch1">
        <chart:title svg:x="6.625cm" svg:y="0.316cm" chart:style-name="ch2">
          <text:p>Insertion Sort</text:p>
        </chart:title>
        <chart:legend chart:legend-position="end" svg:x="13.158cm" svg:y="4.188cm" style:legend-expansion="high" chart:style-name="ch3"/>
        <chart:plot-area chart:style-name="ch4" chart:data-source-has-labels="both" svg:x="1.358cm" svg:y="1.635cm" svg:width="11.16cm" svg:height="6.177cm">
          <chartooo:coordinate-region svg:x="2.35cm" svg:y="1.847cm" svg:width="9.612cm" svg:height="5.292cm"/>
          <chart:axis chart:dimension="x" chart:name="primary-x" chart:style-name="ch5" chartooo:axis-type="auto">
            <chart:title svg:x="6.193cm" svg:y="7.993cm" chart:style-name="ch6">
              <text:p>Input size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6cm" chart:style-name="ch7">
              <text:p>Time in m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616">
                <text:p>56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105">
          <table:table-cell table:number-columns-repeated="2"/>
        </table:table-row>
        <table:table-row table:style-name="ro1">
          <table:table-cell table:style-name="ce1" office:value-type="string">
            <text:p>input size</text:p>
          </table:table-cell>
          <table:table-cell table:style-name="ce1" office:value-type="string">
            <text:p>time(ms)</text:p>
          </table:table-cell>
        </table:table-row>
        <table:table-row table:style-name="ro1">
          <table:table-cell table:style-name="ce2" office:value-type="float" office:value="10000">
            <text:p>1000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20000">
            <text:p>2000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30000">
            <text:p>30000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2" office:value-type="float" office:value="40000">
            <text:p>4000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2" office:value-type="float" office:value="50000">
            <text:p>50000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style-name="ce2" office:value-type="float" office:value="60000">
            <text:p>6000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70000">
            <text:p>70000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style-name="ce2" office:value-type="float" office:value="80000">
            <text:p>80000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2" office:value-type="float" office:value="90000">
            <text:p>90000</text:p>
          </table:table-cell>
          <table:table-cell table:style-name="ce2" office:value-type="float" office:value="11">
            <text:p>11</text:p>
          </table:table-cell>
        </table:table-row>
        <table:table-row table:style-name="ro1">
          <table:table-cell table:style-name="ce2" office:value-type="float" office:value="100000">
            <text:p>100000</text:p>
          </table:table-cell>
          <table:table-cell table:style-name="ce2" office:value-type="float" office:value="14">
            <text:p>14</text:p>
          </table:table-cell>
        </table:table-row>
        <table:table-row table:style-name="ro1" table:number-rows-repeated="1048459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₹ </number:text>
      <number:number number:decimal-places="0" number:min-integer-digits="1" number:grouping="true"/>
    </number:number-style>
    <number:number-style style:name="N108">
      <number:text>₹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0" number:min-integer-digits="1" number:grouping="true"/>
    </number:number-style>
    <number:number-style style:name="N109">
      <style:text-properties fo:color="#ff0000"/>
      <number:text>₹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₹ </number:text>
      <number:number number:decimal-places="2" number:min-integer-digits="1" number:grouping="true"/>
    </number:number-style>
    <number:number-style style:name="N111">
      <number:text>₹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2" number:min-integer-digits="1" number:grouping="true"/>
    </number:number-style>
    <number:number-style style:name="N112">
      <style:text-properties fo:color="#ff0000"/>
      <number:text>₹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₹ </number:text>
      <number:number number:decimal-places="0" number:min-integer-digits="1" number:grouping="true"/>
      <number:text> </number:text>
    </number:number-style>
    <number:number-style style:name="N124P1" style:volatile="true">
      <number:text> ₹ -</number:text>
      <number:number number:decimal-places="0" number:min-integer-digits="1" number:grouping="true"/>
      <number:text> </number:text>
    </number:number-style>
    <number:number-style style:name="N124P2" style:volatile="true">
      <number:text> ₹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₹ </number:text>
      <number:number number:decimal-places="2" number:min-integer-digits="1" number:grouping="true"/>
      <number:text> </number:text>
    </number:number-style>
    <number:number-style style:name="N132P1" style:volatile="true">
      <number:text> ₹ -</number:text>
      <number:number number:decimal-places="2" number:min-integer-digits="1" number:grouping="true"/>
      <number:text> </number:text>
    </number:number-style>
    <number:number-style style:name="N132P2" style:volatile="true">
      <number:text> ₹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8">18/01/2023</text:date>, <text:time>23:2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52cm" svg:height="9.561cm" xlink:href="." xlink:type="simple" chart:class="chart:scatter" chart:style-name="ch1">
        <chart:title svg:x="6.724cm" svg:y="0.327cm" chart:style-name="ch2">
          <text:p>Quick Sort</text:p>
        </chart:title>
        <chart:legend chart:legend-position="end" svg:x="12.8cm" svg:y="4.468cm" style:legend-expansion="high" chart:style-name="ch3"/>
        <chart:plot-area chart:style-name="ch4" chart:data-source-has-labels="both" svg:x="1.351cm" svg:y="1.679cm" svg:width="10.823cm" svg:height="6.683cm">
          <chartooo:coordinate-region svg:x="1.972cm" svg:y="1.891cm" svg:width="9.645cm" svg:height="5.798cm"/>
          <chart:axis chart:dimension="x" chart:name="primary-x" chart:style-name="ch5" chartooo:axis-type="auto">
            <chart:title svg:x="6.004cm" svg:y="8.554cm" chart:style-name="ch6">
              <text:p>Input Size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897cm" chart:style-name="ch7">
              <text:p>Time in m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input size</text:p>
          </table:table-cell>
          <table:table-cell table:style-name="ce1" office:value-type="string">
            <text:p>time(ms)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n(t)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156">
            <text:p>156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3">01/13/2023</text:date>, <text:time>10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